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/>
    </style:style>
    <style:style style:name="P2" style:family="paragraph" style:parent-style-name="Text_20_body">
      <style:text-properties style:font-name="Calibri" fo:font-size="11pt" officeooo:rsid="0019a374" officeooo:paragraph-rsid="0019a374"/>
    </style:style>
    <style:style style:name="P3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Calibri" fo:font-size="11pt" officeooo:rsid="001a1373" officeooo:paragraph-rsid="001a1373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 fo:font-size="11pt" officeooo:rsid="0019a374" officeooo:paragraph-rsid="0019a374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fo:font-size="11pt" officeooo:paragraph-rsid="001f6191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libri" fo:font-size="11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alibri" fo:font-size="11pt" officeooo:rsid="0021996b" officeooo:paragraph-rsid="0021996b"/>
    </style:style>
    <style:style style:name="T1" style:family="text">
      <style:text-properties officeooo:rsid="001a1373"/>
    </style:style>
    <style:style style:name="T2" style:family="text">
      <style:text-properties officeooo:rsid="001acea9"/>
    </style:style>
    <style:style style:name="T3" style:family="text">
      <style:text-properties officeooo:rsid="001acea9" fo:background-color="#fff200" loext:char-shading-value="0"/>
    </style:style>
    <style:style style:name="T4" style:family="text">
      <style:text-properties officeooo:rsid="001cb7d8"/>
    </style:style>
    <style:style style:name="T5" style:family="text">
      <style:text-properties officeooo:rsid="001d7c0f"/>
    </style:style>
    <style:style style:name="T6" style:family="text">
      <style:text-properties officeooo:rsid="001f3bb7"/>
    </style:style>
    <style:style style:name="T7" style:family="text">
      <style:text-properties officeooo:rsid="001f6191"/>
    </style:style>
    <style:style style:name="T8" style:family="text">
      <style:text-properties officeooo:rsid="001f68cb"/>
    </style:style>
    <style:style style:name="T9" style:family="text">
      <style:text-properties officeooo:rsid="002079a5"/>
    </style:style>
    <style:style style:name="T10" style:family="text">
      <style:text-properties officeooo:rsid="002199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ction and Motivation – What is the problem you are solving? Why is it important? (i.e. who will benefit if it is solved)</text:p>
      <text:p text:style-name="P4">Introduction</text:p>
      <text:p text:style-name="P4">Why</text:p>
      <text:p text:style-name="P4"/>
      <text:p text:style-name="P1"/>
      <text:p text:style-name="P1">2.Background and related work – Write here anything the reader needs to know in order to understand the rest of the thesis. Assume the reader knows general computer science but is not a specialist in the domain of your project. Also, write about work that others have done in this area (e.g. other attacks against IoT devices, application areas for smart contracts).</text:p>
      <text:p text:style-name="P5">What is Blockchain (Bitcoin)</text:p>
      <text:p text:style-name="P5"><text:tab/><text:span text:style-name="T1">History</text:span></text:p>
      <text:p text:style-name="P5"><text:tab/><text:span text:style-name="T2">bitcoin explained</text:span></text:p>
      <text:p text:style-name="P5">What is a smart Contract (Ethereum, dapps)</text:p>
      <text:p text:style-name="P5"><text:tab/><text:span text:style-name="T2">History</text:span></text:p>
      <text:p text:style-name="P5"><text:tab/><text:span text:style-name="T3">What is Ethereum</text:span></text:p>
      <text:p text:style-name="P5"><text:tab/><text:span text:style-name="T2">What are Smart Contracts</text:span></text:p>
      <text:p text:style-name="P5"><text:tab/><text:span text:style-name="T4">Why Not Bitcoin smart contracts</text:span></text:p>
      <text:p text:style-name="P5"><text:tab/><text:span text:style-name="T4">Why Ethereum smart contracts and Gas</text:span></text:p>
      <text:p text:style-name="P5">Current existing dapps</text:p>
      <text:p text:style-name="P5"><text:tab/><text:span text:style-name="T4">What is a Dapp</text:span></text:p>
      <text:p text:style-name="P5"><text:tab/><text:span text:style-name="T5">most common existing dapps</text:span></text:p>
      <text:p text:style-name="P5"><text:tab/><text:span text:style-name="T5">some examples</text:span></text:p>
      <text:p text:style-name="P2"/>
      <text:p text:style-name="P1">3.Design and Implementation – Describe the architecture, set up, topology, scenarios that you have done/used/implemented. Give enough details for the reader to understand what you have done in the project. You don’t need to include all your code/scripts, etc; only include the main functions/blocks/functionality. This is the main part of your thesis.</text:p>
      <text:p text:style-name="P3"><text:tab/><text:span text:style-name="T6">Initial plan</text:span></text:p>
      <text:p text:style-name="P3"><text:tab/><text:tab/><text:span text:style-name="T8">Development Tools</text:span></text:p>
      <text:p text:style-name="P3"><text:tab/><text:tab/><text:tab/><text:span text:style-name="T8">choice of blockchain </text:span></text:p>
      <text:p text:style-name="P3"><text:tab/><text:tab/><text:tab/><text:tab/><text:span text:style-name="T8">private vs public</text:span></text:p>
      <text:p text:style-name="P3"><text:tab/><text:tab/><text:tab/><text:tab/><text:span text:style-name="T8">Ethereum vs EOS</text:span></text:p>
      <text:p text:style-name="P3"><text:tab/><text:tab/><text:tab/><text:span text:style-name="T8">Frameworks and languages</text:span></text:p>
      <text:p text:style-name="P3"><text:tab/><text:tab/><text:tab/><text:tab/><text:span text:style-name="T8">Solidity</text:span></text:p>
      <text:p text:style-name="P8"><text:tab/><text:tab/><text:tab/><text:tab/>remix ide</text:p>
      <text:p text:style-name="P3"><text:tab/><text:tab/><text:tab/><text:tab/><text:span text:style-name="T8">Truffle</text:span></text:p>
      <text:p text:style-name="P3"><text:tab/><text:tab/><text:tab/><text:span text:style-name="T10">Interfacing with the Blockchain </text:span></text:p>
      <text:p text:style-name="P3"><text:tab/><text:tab/><text:tab/><text:tab/><text:span text:style-name="T9">web3</text:span></text:p>
      <text:p text:style-name="P3"><text:tab/><text:tab/><text:tab/><text:tab/><text:span text:style-name="T9">infura</text:span></text:p>
      <text:p text:style-name="P3"><text:tab/><text:tab/><text:span text:style-name="T8">design patterns</text:span></text:p>
      <text:p text:style-name="P3"><text:tab/><text:tab/><text:span text:style-name="T6">architecture</text:span></text:p>
      <text:p text:style-name="P3"><text:tab/><text:span text:style-name="T6">Current System</text:span></text:p>
      <text:p text:style-name="P3"><text:tab/><text:tab/><text:span text:style-name="T6">architecture</text:span></text:p>
      <text:p text:style-name="P3"><text:tab/><text:tab/><text:tab/><text:span text:style-name="T7">diagram</text:span></text:p>
      <text:p text:style-name="P3"><text:soft-page-break/><text:tab/><text:tab/><text:tab/><text:span text:style-name="T7">methods</text:span></text:p>
      <text:p text:style-name="P3"><text:tab/><text:tab/><text:span text:style-name="T6">design decisions</text:span></text:p>
      <text:p text:style-name="P3"><text:tab/><text:tab/><text:span text:style-name="T6">testing</text:span></text:p>
      <text:p text:style-name="P6"><text:tab/><text:tab/><text:span text:style-name="T7">example screenshots</text:span></text:p>
      <text:p text:style-name="P6"/>
      <text:p text:style-name="P6"/>
      <text:p text:style-name="P6"/>
      <text:p text:style-name="P6"><text:tab/></text:p>
      <text:p text:style-name="P3"><text:tab/><text:tab/></text:p>
      <text:p text:style-name="P3"><text:tab/></text:p>
      <text:p text:style-name="P3"/>
      <text:p text:style-name="P1">4.Evaluation and conclusions – Here you describe the results. E.g. what worked, what didn’t, your overall summary (of the suitability of Blockchain for your application, of the security of these IoT devices).</text:p>
      <text:p text:style-name="P1">5.Reflection – see the project handbook that the School provides you for this.</text:p>
      <text:p text:style-name="P1">Note that this structure is what makes sense to me – this is not compulsory for you. The important thing is to describe what you have done in your project. If you prefer a different structure, then that’s perfectly fine as well. Again, see the project handbook. It has some guidance about the dissertation structure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1:06:41.714144396</meta:creation-date>
    <dc:date>2019-04-29T09:43:28.704243532</dc:date>
    <meta:editing-duration>PT18H1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45" meta:word-count="318" meta:character-count="2100" meta:non-whitespace-character-count="1743"/>
  </office:meta>
</office:document-meta>
</file>